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365cm" fo:min-width="3.1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364cm" fo:min-width="3.1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657cm" fo:min-width="3.1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7.176cm" fo:min-width="4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3.948cm" fo:min-width="4.8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eeeeee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5cm" svg:height="1.615cm" svg:x="9.878cm" svg:y="1.5cm">
          <text:p text:style-name="P1"><text:span text:style-name="T1">项目立项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5cm" svg:height="1.614cm" svg:x="9.878cm" svg:y="4.083cm">
          <text:p text:style-name="P1"><text:span text:style-name="T1">需求分析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5cm" svg:height="1.614cm" svg:x="9.878cm" svg:y="6.989cm">
          <text:p text:style-name="P1"><text:span text:style-name="T1">原型设计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5cm" svg:height="1.615cm" svg:x="7.505cm" svg:y="9.572cm">
          <text:p text:style-name="P1"><text:span text:style-name="T1">架构设计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5cm" svg:height="1.615cm" svg:x="7.505cm" svg:y="12.478cm">
          <text:p text:style-name="P1"><text:span text:style-name="T1">数据库设计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cm" svg:height="2.907cm" svg:x="7.505cm" svg:y="15.384cm">
          <text:p text:style-name="P1"><text:span text:style-name="T1">模块代码实现</text:span></text:p>
          <text:p text:style-name="P1"><text:span text:style-name="T1">和单元测试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cm" svg:height="7.426cm" svg:x="1.3cm" svg:y="4.729cm">
          <text:p text:style-name="P3"><text:span text:style-name="T1">功能：</text:span></text:p>
          <text:list text:style-name="L1">
            <text:list-item>
              <text:p text:style-name="P1"><text:span text:style-name="T1">模块划分，功能架构</text:span></text:p>
            </text:list-item>
            <text:list-item>
              <text:p text:style-name="P3"><text:span text:style-name="T1">开发环境选择</text:span></text:p>
            </text:list-item>
            <text:list-item>
              <text:p text:style-name="P3"><text:span text:style-name="T1">其他相关技术</text:span></text:p>
            </text:list-item>
            <text:list-item>
              <text:p text:style-name="P3"><text:span text:style-name="T1">部署架构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505cm" svg:y1="10.541cm" svg:x2="6.6cm" svg:y2="8.1cm">
          <text:p/>
        </draw:line>
        <draw:custom-shape draw:style-name="gr6" draw:text-style-name="P4" draw:layer="layout" svg:width="5.3cm" svg:height="4.198cm" svg:x="1.3cm" svg:y="13.124cm">
          <text:p text:style-name="P3"><text:span text:style-name="T1">功能：</text:span></text:p>
          <text:list text:style-name="L2">
            <text:list-item>
              <text:p text:style-name="P3"><text:span text:style-name="T1">分析数据表和表字段</text:span></text:p>
            </text:list-item>
            <text:list-item>
              <text:p text:style-name="P3"><text:span text:style-name="T1">表间关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505cm" svg:y1="13.124cm" svg:x2="6.6cm" svg:y2="15.4cm">
          <text:p/>
        </draw:line>
        <draw:custom-shape draw:style-name="gr2" draw:text-style-name="P2" draw:layer="layout" svg:width="3.65cm" svg:height="1.614cm" svg:x="10.06cm" svg:y="19.905cm">
          <text:p text:style-name="P1"><text:span text:style-name="T1">代码整合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5cm" svg:height="1.614cm" svg:x="10.06cm" svg:y="23.134cm">
          <text:p text:style-name="P1"><text:span text:style-name="T1">集成测试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5cm" svg:height="1.615cm" svg:x="10.06cm" svg:y="26.685cm">
          <text:p text:style-name="P1"><text:span text:style-name="T1">网站发布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5cm" svg:height="1.615cm" svg:x="12.25cm" svg:y="9.572cm">
          <text:p text:style-name="P1"><text:span text:style-name="T1">UI</text:span><text:span text:style-name="T1">设计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5cm" svg:height="1.615cm" svg:x="12.25cm" svg:y="12.478cm">
          <text:p text:style-name="P1"><text:span text:style-name="T1">前端设计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703cm" svg:y1="5.698cm" svg:x2="11.703cm" svg:y2="6.99cm">
          <text:p/>
        </draw:line>
        <draw:line draw:style-name="gr5" draw:text-style-name="P5" draw:layer="layout" svg:x1="11.703cm" svg:y1="8.604cm" svg:x2="9.33cm" svg:y2="9.573cm">
          <text:p/>
        </draw:line>
        <draw:line draw:style-name="gr5" draw:text-style-name="P5" draw:layer="layout" svg:x1="11.703cm" svg:y1="8.604cm" svg:x2="14.076cm" svg:y2="9.573cm">
          <text:p/>
        </draw:line>
        <draw:line draw:style-name="gr5" draw:text-style-name="P5" draw:layer="layout" svg:x1="9.33cm" svg:y1="11.187cm" svg:x2="9.33cm" svg:y2="12.479cm">
          <text:p/>
        </draw:line>
        <draw:line draw:style-name="gr5" draw:text-style-name="P5" draw:layer="layout" svg:x1="9.33cm" svg:y1="14.093cm" svg:x2="9.33cm" svg:y2="15.385cm">
          <text:p/>
        </draw:line>
        <draw:line draw:style-name="gr5" draw:text-style-name="P5" draw:layer="layout" svg:x1="14.258cm" svg:y1="11.187cm" svg:x2="14.258cm" svg:y2="12.479cm">
          <text:p/>
        </draw:line>
        <draw:line draw:style-name="gr5" draw:text-style-name="P5" draw:layer="layout" svg:x1="14.076cm" svg:y1="14.093cm" svg:x2="12.068cm" svg:y2="19.905cm">
          <text:p/>
        </draw:line>
        <draw:line draw:style-name="gr5" draw:text-style-name="P5" draw:layer="layout" svg:x1="9.33cm" svg:y1="18.29cm" svg:x2="12.068cm" svg:y2="19.904cm">
          <text:p/>
        </draw:line>
        <draw:line draw:style-name="gr5" draw:text-style-name="P5" draw:layer="layout" svg:x1="12.068cm" svg:y1="21.519cm" svg:x2="12.068cm" svg:y2="23.133cm">
          <text:p/>
        </draw:line>
        <draw:line draw:style-name="gr5" draw:text-style-name="P5" draw:layer="layout" svg:x1="12.068cm" svg:y1="24.748cm" svg:x2="12.068cm" svg:y2="26.685cm">
          <text:p/>
        </draw:line>
        <draw:line draw:style-name="gr5" draw:text-style-name="P5" draw:layer="layout" svg:x1="11.7cm" svg:y1="3.1cm" svg:x2="11.7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8:33:15.305527474</meta:creation-date>
    <dc:date>2020-01-16T08:44:58.402766982</dc:date>
    <meta:editing-duration>PT1M32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